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4"/>The Human Perspective on Data and Data-Centrism<text:bookmark-end text:name="chapter-4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08T15:31:36Z</meta:creation-date>
    <dc:date>2021-03-08T15:31:36Z</dc:date>
    <meta:user-defined meta:name="bibliography" meta:value-type="string">src/thesis.bib</meta:user-defined>
    <meta:user-defined meta:name="csl" meta:value-type="string">src/harvard-newcastle-university.csl</meta:user-defined>
    <meta:user-defined meta:name="css" meta:value-type="string"/>
    <meta:user-defined meta:name="link-citations" meta:value-type="string">True</meta:user-defined>
    <meta:user-defined meta:name="thesis-source" meta:value-type="string">https://github.com/alexbfree/thesis</meta:user-defined>
  </office:meta>
</office:document-meta>
</file>